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)" office:value-type="float" office:value="143400" calcext:value-type="float">
            <text:p>143400</text:p>
          </table:table-cell>
          <table:table-cell table:formula="of:=SUM([.H4];[.H34];[.H63];[.H95];[.H128])" office:value-type="float" office:value="1896.66666666667" calcext:value-type="float">
            <text:p>1896.6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)" office:value-type="float" office:value="130500" calcext:value-type="float">
            <text:p>130500</text:p>
          </table:table-cell>
          <table:table-cell table:formula="of:=SUM([.H5];[.H35];[.H64];[.H96];[.H129])" office:value-type="float" office:value="1896.66666666667" calcext:value-type="float">
            <text:p>1896.6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12900" calcext:value-type="float">
            <text:p>129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7];[.H66];[.H98];[.H131])" office:value-type="float" office:value="5603.41012610578" calcext:value-type="float">
            <text:p>5603.4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5212.50103519669" calcext:value-type="float">
            <text:p>5212.5010351967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5215.91012610578" calcext:value-type="float">
            <text:p>5215.9101261058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3313.53623188406" calcext:value-type="float">
            <text:p>3313.5362318841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5179.60060229625" calcext:value-type="float">
            <text:p>5179.6006022963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4840.91012610578" calcext:value-type="float">
            <text:p>4840.9101261058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table:number-columns-repeated="2"/>
          <table:table-cell table:formula="of:=SUM([.N40];[.H72];[.H104];[.H137])" office:value-type="float" office:value="2578.17908902691" calcext:value-type="float">
            <text:p>2578.179089026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4890.36664784491" calcext:value-type="float">
            <text:p>4890.3666478449</text:p>
          </table:table-cell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8895.86787125918" calcext:value-type="float">
            <text:p>8895.867871259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5603.41012610578" calcext:value-type="float">
            <text:p>5603.4101261058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4831.74345943911" calcext:value-type="float">
            <text:p>4831.7434594391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5603.41012610578" calcext:value-type="float">
            <text:p>5603.4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2261.6718426501" calcext:value-type="float">
            <text:p>2261.671842650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5603.41012610578" calcext:value-type="float">
            <text:p>5603.4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5251.2362130623" calcext:value-type="float">
            <text:p>5251.2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4827.42668925278" calcext:value-type="float">
            <text:p>4827.4266892528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4855.22172030868" calcext:value-type="float">
            <text:p>4855.2217203087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5603.41012610578" calcext:value-type="float">
            <text:p>5603.4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21409.9577451534" calcext:value-type="float">
            <text:p>21409.957745153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25800" calcext:value-type="float">
            <text:p>225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15800" calcext:value-type="float">
            <text:p>15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table:number-columns-repeated="3"/>
          <table:table-cell table:style-name="ce15" table:formula="of:=SUM([.B94:.F94])" office:value-type="float" office:value="17700" calcext:value-type="float">
            <text:p>177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];[.D121];[.E121];[.F121])" office:value-type="float" office:value="366.666666666667" calcext:value-type="float">
            <text:p>366.666666666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B121:.F121])" office:value-type="float" office:value="737.5" calcext:value-type="float">
            <text:p>737.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121:.F121])" office:value-type="float" office:value="737.5" calcext:value-type="float">
            <text:p>737.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D121];[.F121])" office:value-type="float" office:value="366.666666666667" calcext:value-type="float">
            <text:p>366.6666666667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E121])" office:value-type="float" office:value="737.5" calcext:value-type="float">
            <text:p>737.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C121];[.E121];[.F121])" office:value-type="float" office:value="737.5" calcext:value-type="float">
            <text:p>737.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21:.F121])" office:value-type="float" office:value="737.5" calcext:value-type="float">
            <text:p>737.5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 calcext:value-type="float">
            <text:p>737.5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0" calcext:value-type="float">
            <text:p>0</text:p>
          </table:table-cell>
          <table:table-cell table:formula="of:=[.E94]/25" office:value-type="float" office:value="0" calcext:value-type="float">
            <text:p>0</text:p>
          </table:table-cell>
          <table:table-cell table:formula="of:=[.F94]/23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16958.3333333333" calcext:value-type="float">
            <text:p>16958.3333333333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1:29:32.612938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6T11:41:27.844430473</dc:date>
    <meta:editing-duration>P8DT18H35M3S</meta:editing-duration>
    <meta:editing-cycles>2839</meta:editing-cycles>
    <meta:generator>LibreOffice/4.2.8.2$Linux_X86_64 LibreOffice_project/420m0$Build-2</meta:generator>
    <meta:document-statistic meta:table-count="16" meta:cell-count="7295" meta:object-count="0"/>
  </office:meta>
</office:document-meta>
</file>